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ef798" officeooo:paragraph-rsid="000ef798"/>
    </style:style>
    <style:style style:name="P2" style:family="paragraph" style:parent-style-name="Standard">
      <style:paragraph-properties fo:break-before="page"/>
      <style:text-properties officeooo:rsid="000ef798" officeooo:paragraph-rsid="000ef7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page.</text:p>
      <text:p text:style-name="P2">Secon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1-19T10:32:10.923165612</meta:creation-date>
    <dc:date>2015-11-19T10:32:26.006191990</dc:date>
    <dc:creator>Miklos </dc:creator>
    <meta:editing-duration>PT16S</meta:editing-duration>
    <meta:editing-cycles>1</meta:editing-cycles>
    <meta:document-statistic meta:table-count="0" meta:image-count="0" meta:object-count="0" meta:page-count="2" meta:paragraph-count="2" meta:word-count="4" meta:character-count="23" meta:non-whitespace-character-count="21"/>
    <meta:generator>LibreOfficeDev/5.1.0.0.alpha1$Linux_X86_64 LibreOffice_project/db5358764fdb1855ee6b401d6165ed65677bdfbe</meta:generator>
  </office:meta>
</office:document-meta>
</file>